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5   |   <text:a xlink:type="simple" xlink:href="http://palinfo.habago.org/Entry?Command=Information_PrintForum#FORUM40404"><text:span text:style-name="T1">#</text:span></text:a></text:p>
      <text:p text:style-name="P2">動保團體：活體實驗前 先找替代方案</text:p>
      <text:p text:style-name="P2">【2005/06/05 聯合報】</text:p>
      <text:p text:style-name="P2"/>
      <text:p text:style-name="P2">記者孟祥傑／台北報導</text:p>
      <text:p text:style-name="P2"/>
      <text:p text:style-name="P2"/>
      <text:p text:style-name="P2">中央研究院有意設置靈長類動物研究中心，台灣動物社會研究會理事長朱增宏表示「不歡迎」；他強調，靈長類與人類是近親，用近親來做實驗不是人道作法，學術界應先努力尋求有無替代方案，不能一開始就抱持要做活體實驗的態度。</text:p>
      <text:p text:style-name="P2"/>
      <text:p text:style-name="P2">朱增宏認為，即使靈長類基因與人類最相近，但用靈長類動物做活體實驗，不見得就能為人類基因或免疫系統疾病找到解決方案；學術界應先設法尋找可行的替代實驗，逐步減少動物實驗件數，非逼不得已才用動物實驗，但前提是必須能人道對待實驗動物。</text:p>
      <text:p text:style-name="P2"/>
      <text:p text:style-name="P2">朱增宏指出，國內某位研究登革熱的學者，最近用老鼠餵蚊子的活體實驗，讓他覺得很不人道；這名學者把老鼠關在籠子裡，放在滿是蚊子的房間內，讓蚊子叮咬、吸血，罔顧老鼠的動物權；國外早已有替代實驗，就是把動物血放在實驗皿中，覆上一層薄膜，讓蚊子去吸血，不違背蚊子取食習性，又可得到實驗數據，比這位國內學者的實驗方法「人道多了」。</text:p>
      <text:p text:style-name="P2"/>
      <text:p text:style-name="P2">他還指出，國內常用老鼠、兔子做活體實驗，但都將動物關在小小的籠子裡，連自由活動空間都沒有；國外早已發展出以欄舍飼養方式，讓實驗動物所處環境與行為模式自然化、豐富化，國內要學學國外經驗，重視實驗動物的動物權。</text:p>
      <text:p text:style-name="P2"/>
      <text:p text:style-name="P2">==============</text:p>
      <text:p text:style-name="P2">中研院催生靈長類研究中心</text:p>
      <text:p text:style-name="P2"/>
      <text:p text:style-name="P2">【2005/06/05 聯合報】</text:p>
      <text:p text:style-name="P2"/>
      <text:p text:style-name="P2">記者孟祥傑／台北報導</text:p>
      <text:p text:style-name="P2"/>
      <text:p text:style-name="P2"/>
      <text:p text:style-name="P2">中央研究院細胞與個體生物學研究所將向中研院提案，成立國內首座靈長類動物研究中心，並引進恆河猴或馬來猴，實驗研究人類基因及免疫系統疾病，提升國內相關醫學研究能力。</text:p>
      <text:p text:style-name="P2"/>
      <text:p text:style-name="P2">據透露，細胞與個體生物學研究所（原動物研究所）最近舉行內部會議，將邀請國際免疫系統疾病權威、中研院院士何大一返國擔任中心主任；所長游正博昨天證實計畫成立靈長類動物研究中心，但不願透露細節。</text:p>
      <text:p text:style-name="P2"/>
      <text:p text:style-name="P2">農委會林務局保育組長方國運表示，從國外引進實驗用猴，必須向農委會提出申請，由農委會聘請學者專家組成審查小組，只要審查小組同意，且引進的獼猴通過動植物防疫檢疫局檢疫後，即可通關放行。</text:p>
      <text:p text:style-name="P2"/>
      <text:p text:style-name="P2">屏東科技大學野生動物保育研究所教授裴家騏表示，早在六、七年前，國內就有學者提出設置靈長類動物研究中心。兩年前，台灣發生SARS疫情，不但國內沒有相關研究基礎據以研發、測試疫苗，政府向先進國家求援，也沒有國家願接受台灣病患檢體，協助研發疫苗，學術界再次興起籌設本土靈長類動物研究中心議題。</text:p>
      <text:p text:style-name="P2"/>
      <text:p text:style-name="P2">裴家騏表示，日本多年前即已設置數個靈長類動物研究中心，亞洲爆發SARS疫情後，日本也協助韓國設置研究中心；新加坡也與馬來西亞合作，在馬來西亞境內設置研究中心。韓國與新加坡的靈長類動物研究中心預計一、兩年內就可完工。</text:p>
      <text:p text:style-name="P2"/>
      <text:p text:style-name="P2">據了解，由中研院主導設立的靈長類動物研究中心，未來將結合農委會家畜衛生試驗所及國防醫學院共兩座P3實驗室，跨單位研究靈長類動物基因、生態習性與相關活體實驗。</text:p>
      <text:p text:style-name="P2"/>
      <text:p text:style-name="P2">由於台灣獼猴已多達近卅萬隻，外界關心未來是否將以台灣獼候做為中心實驗用猴，裴家騏表示，因世界衛生組織認定的實驗用猴僅兩種，為恆河猴與馬來猴，用這兩種獼猴所做活體實驗結果，才會被世界衛生組織及世界各國醫學單位接受；台灣獼猴數量雖多，但相關研究仍屬於起步階段，還不適合做為實驗用猴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